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4" style:parent-style-name="Fuentedepárrafopredeter.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1.Una ONG organiza un evento solidario: al mismo tiempo que planifica la recogida de alimentos, ya está distribuyendo voluntarios y controlando las donaciones.</text:p>
      <text:p text:style-name="P2">Especifidad</text:p>
      <text:p text:style-name="P3">2.En un hospital, la dirección marca políticas, los jefes de servicio organizan equipos y el personal sanitario atiende a pacientes.</text:p>
      <text:p text:style-name="P4">Unidad jerárquica</text:p>
      <text:p text:style-name="P5">3.Una empresa de software combina derecho para contratos, estadística para informes y psicología para motivar a los equipos, todo integrado en su gestión.</text:p>
      <text:p text:style-name="P6">Interdisciplinariedad</text:p>
      <text:p text:style-name="P7">4.Una pyme adapta horarios de trabajo según la demanda, mientras que una multinacional mantiene procesos rígidos y estandarizados.</text:p>
      <text:p text:style-name="P8">Flexibilidad</text:p>
      <text:p text:style-name="P9">5.Una asociación cultural organiza un festival: la gestión de voluntarios y recursos no es un fin, sino el medio para alcanzar su verdadero objetivo, promover la cultura.</text:p>
      <text:p text:style-name="P10">Valor instrumental</text:p>
      <text:p text:style-name="P11">6.Una start-up de videojuegos usa conocimientos de economía y psicología, pero necesita procesos propios de administración para coordinar turnos, equipos y tareas.</text:p>
      <text:p text:style-name="P12">Unidad temporal</text:p>
      <text:p text:style-name="P13">7.Un colegio organiza horarios, profesorado, materiales y actividades para que todo funcione, igual que haría una empresa o una ONG.</text:p>
      <text:p text:style-name="Normal"><text:span text:style-name="T14">Universalida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18T10:19:00Z</meta:creation-date>
    <dc:date>2025-09-18T10:32:00Z</dc:date>
    <meta:template xlink:href="Normal.dotm" xlink:type="simple"/>
    <meta:editing-cycles>1</meta:editing-cycles>
    <meta:editing-duration>PT720S</meta:editing-duration>
    <meta:document-statistic meta:page-count="1" meta:paragraph-count="2" meta:word-count="178" meta:character-count="1159" meta:row-count="8" meta:non-whitespace-character-count="983"/>
  </office:meta>
</office:document-meta>
</file>